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528cm"/>
    </style:style>
    <style:style style:name="co2" style:family="table-column">
      <style:table-column-properties fo:break-before="auto" style:column-width="2.399cm"/>
    </style:style>
    <style:style style:name="co3" style:family="table-column">
      <style:table-column-properties fo:break-before="auto" style:column-width="2.82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76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8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c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c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7.111cm" svg:height="7.969cm" svg:x="3.524cm" svg:y="16.422cm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.272cm" svg:height="7.947cm" svg:x="22.739cm" svg:y="25.334cm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.237cm" svg:height="7.922cm" svg:x="22.739cm" svg:y="16.453cm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.766cm" svg:height="7.968cm" svg:x="3.55cm" svg:y="25.358cm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80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80"/>
          <table:table-cell table:number-columns-repeated="1013"/>
        </table:table-row>
        <table:table-row table:style-name="ro4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80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office:value-type="float" office:value="250" calcext:value-type="float">
            <text:p>250,00</text:p>
          </table:table-cell>
          <table:table-cell table:style-name="ce9" office:value-type="float" office:value="20" calcext:value-type="float">
            <text:p>20,00</text:p>
          </table:table-cell>
          <table:table-cell table:style-name="ce25" office:value-type="float" office:value="0" calcext:value-type="float">
            <text:p>0,00</text:p>
          </table:table-cell>
          <table:table-cell table:style-name="ce31" office:value-type="float" office:value="1.57143" calcext:value-type="float">
            <text:p>1,57</text:p>
          </table:table-cell>
          <table:table-cell table:style-name="ce41" office:value-type="float" office:value="0.428571" calcext:value-type="float">
            <text:p>0,43</text:p>
          </table:table-cell>
          <table:table-cell table:style-name="ce25" office:value-type="float" office:value="30" calcext:value-type="float">
            <text:p>30,00</text:p>
          </table:table-cell>
          <table:table-cell table:style-name="ce31" office:value-type="float" office:value="48" calcext:value-type="float">
            <text:p>48,00</text:p>
          </table:table-cell>
          <table:table-cell table:style-name="ce41" office:value-type="float" office:value="82.6" calcext:value-type="float">
            <text:p>82,60</text:p>
          </table:table-cell>
          <table:table-cell table:style-name="ce55" office:value-type="float" office:value="33" calcext:value-type="float">
            <text:p>33,00</text:p>
          </table:table-cell>
          <table:table-cell table:style-name="ce31" office:value-type="float" office:value="50" calcext:value-type="float">
            <text:p>50,00</text:p>
          </table:table-cell>
          <table:table-cell table:style-name="ce41" office:value-type="float" office:value="42.9" calcext:value-type="float">
            <text:p>42,90</text:p>
          </table:table-cell>
          <table:table-cell table:number-columns-repeated="1013"/>
        </table:table-row>
        <table:table-row table:style-name="ro2">
          <table:table-cell table:style-name="ce10" office:value-type="float" office:value="500" calcext:value-type="float">
            <text:p>500,00</text:p>
          </table:table-cell>
          <table:table-cell table:style-name="ce10" office:value-type="float" office:value="35.4658" calcext:value-type="float">
            <text:p>35,47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0.166667" calcext:value-type="float">
            <text:p>0,17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8" calcext:value-type="float">
            <text:p>8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42" office:value-type="float" office:value="166.6" calcext:value-type="float">
            <text:p>166,60</text:p>
          </table:table-cell>
          <table:table-cell table:style-name="ce56" office:value-type="float" office:value="11" calcext:value-type="float">
            <text:p>11,00</text:p>
          </table:table-cell>
          <table:table-cell table:style-name="ce32" office:value-type="float" office:value="16" calcext:value-type="float">
            <text:p>16,00</text:p>
          </table:table-cell>
          <table:table-cell table:style-name="ce42" office:value-type="float" office:value="86.8" calcext:value-type="float">
            <text:p>86,80</text:p>
          </table:table-cell>
          <table:table-cell table:number-columns-repeated="1013"/>
        </table:table-row>
        <table:table-row table:style-name="ro2">
          <table:table-cell table:style-name="ce10" office:value-type="float" office:value="750" calcext:value-type="float">
            <text:p>750,00</text:p>
          </table:table-cell>
          <table:table-cell table:style-name="ce10" office:value-type="float" office:value="45.5909" calcext:value-type="float">
            <text:p>45,59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3" calcext:value-type="float">
            <text:p>3,00</text:p>
          </table:table-cell>
          <table:table-cell table:style-name="ce42" office:value-type="float" office:value="0.571429" calcext:value-type="float">
            <text:p>0,57</text:p>
          </table:table-cell>
          <table:table-cell table:style-name="ce26" office:value-type="float" office:value="26" calcext:value-type="float">
            <text:p>26,00</text:p>
          </table:table-cell>
          <table:table-cell table:style-name="ce32" office:value-type="float" office:value="48" calcext:value-type="float">
            <text:p>48,00</text:p>
          </table:table-cell>
          <table:table-cell table:style-name="ce42" office:value-type="float" office:value="247.2" calcext:value-type="float">
            <text:p>247,20</text:p>
          </table:table-cell>
          <table:table-cell table:style-name="ce56" office:value-type="float" office:value="31" calcext:value-type="float">
            <text:p>31,00</text:p>
          </table:table-cell>
          <table:table-cell table:style-name="ce32" office:value-type="float" office:value="51" calcext:value-type="float">
            <text:p>51,00</text:p>
          </table:table-cell>
          <table:table-cell table:style-name="ce42" office:value-type="float" office:value="128.5" calcext:value-type="float">
            <text:p>128,50</text:p>
          </table:table-cell>
          <table:table-cell table:number-columns-repeated="1013"/>
        </table:table-row>
        <table:table-row table:style-name="ro2">
          <table:table-cell table:style-name="ce10" office:value-type="float" office:value="1000" calcext:value-type="float">
            <text:p>1000,00</text:p>
          </table:table-cell>
          <table:table-cell table:style-name="ce10" office:value-type="float" office:value="29.3333" calcext:value-type="float">
            <text:p>29,33</text:p>
          </table:table-cell>
          <table:table-cell table:style-name="ce26" office:value-type="float" office:value="1.125" calcext:value-type="float">
            <text:p>1,13</text:p>
          </table:table-cell>
          <table:table-cell table:style-name="ce32" office:value-type="float" office:value="0.625" calcext:value-type="float">
            <text:p>0,63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391" calcext:value-type="float">
            <text:p>391,00</text:p>
          </table:table-cell>
          <table:table-cell table:style-name="ce32" office:value-type="float" office:value="57" calcext:value-type="float">
            <text:p>57,00</text:p>
          </table:table-cell>
          <table:table-cell table:style-name="ce42" office:value-type="float" office:value="217" calcext:value-type="float">
            <text:p>217,00</text:p>
          </table:table-cell>
          <table:table-cell table:style-name="ce56" office:value-type="float" office:value="408" calcext:value-type="float">
            <text:p>408,00</text:p>
          </table:table-cell>
          <table:table-cell table:style-name="ce32" office:value-type="float" office:value="62" calcext:value-type="float">
            <text:p>62,00</text:p>
          </table:table-cell>
          <table:table-cell table:style-name="ce42" office:value-type="float" office:value="111.4" calcext:value-type="float">
            <text:p>111,40</text:p>
          </table:table-cell>
          <table:table-cell table:number-columns-repeated="1013"/>
        </table:table-row>
        <table:table-row table:style-name="ro2">
          <table:table-cell table:style-name="ce10" office:value-type="float" office:value="1250" calcext:value-type="float">
            <text:p>1250,00</text:p>
          </table:table-cell>
          <table:table-cell table:style-name="ce10" office:value-type="float" office:value="45.1978" calcext:value-type="float">
            <text:p>45,20</text:p>
          </table:table-cell>
          <table:table-cell table:style-name="ce26" office:value-type="float" office:value="0.714286" calcext:value-type="float">
            <text:p>0,71</text:p>
          </table:table-cell>
          <table:table-cell table:style-name="ce32" office:value-type="float" office:value="4.57143" calcext:value-type="float">
            <text:p>4,57</text:p>
          </table:table-cell>
          <table:table-cell table:style-name="ce42" office:value-type="float" office:value="3.28571" calcext:value-type="float">
            <text:p>3,29</text:p>
          </table:table-cell>
          <table:table-cell table:style-name="ce26" office:value-type="float" office:value="43" calcext:value-type="float">
            <text:p>43,00</text:p>
          </table:table-cell>
          <table:table-cell table:style-name="ce32" office:value-type="float" office:value="78" calcext:value-type="float">
            <text:p>78,00</text:p>
          </table:table-cell>
          <table:table-cell table:style-name="ce42" office:value-type="float" office:value="402.8" calcext:value-type="float">
            <text:p>402,80</text:p>
          </table:table-cell>
          <table:table-cell table:style-name="ce56" office:value-type="float" office:value="49" calcext:value-type="float">
            <text:p>49,00</text:p>
          </table:table-cell>
          <table:table-cell table:style-name="ce32" office:value-type="float" office:value="84" calcext:value-type="float">
            <text:p>84,00</text:p>
          </table:table-cell>
          <table:table-cell table:style-name="ce42" office:value-type="float" office:value="208.7" calcext:value-type="float">
            <text:p>208,70</text:p>
          </table:table-cell>
          <table:table-cell table:number-columns-repeated="1013"/>
        </table:table-row>
        <table:table-row table:style-name="ro2">
          <table:table-cell table:style-name="ce10" office:value-type="float" office:value="1500" calcext:value-type="float">
            <text:p>1500,00</text:p>
          </table:table-cell>
          <table:table-cell table:style-name="ce10" office:value-type="float" office:value="61.8571" calcext:value-type="float">
            <text:p>61,86</text:p>
          </table:table-cell>
          <table:table-cell table:style-name="ce26" office:value-type="float" office:value="0.125" calcext:value-type="float">
            <text:p>0,13</text:p>
          </table:table-cell>
          <table:table-cell table:style-name="ce32" office:value-type="float" office:value="4.5" calcext:value-type="float">
            <text:p>4,50</text:p>
          </table:table-cell>
          <table:table-cell table:style-name="ce42" office:value-type="float" office:value="14.625" calcext:value-type="float">
            <text:p>14,63</text:p>
          </table:table-cell>
          <table:table-cell table:style-name="ce26" office:value-type="float" office:value="262" calcext:value-type="float">
            <text:p>262,00</text:p>
          </table:table-cell>
          <table:table-cell table:style-name="ce32" office:value-type="float" office:value="382" calcext:value-type="float">
            <text:p>382,00</text:p>
          </table:table-cell>
          <table:table-cell table:style-name="ce42" office:value-type="float" office:value="452.5" calcext:value-type="float">
            <text:p>452,50</text:p>
          </table:table-cell>
          <table:table-cell table:style-name="ce56" office:value-type="float" office:value="269" calcext:value-type="float">
            <text:p>269,00</text:p>
          </table:table-cell>
          <table:table-cell table:style-name="ce32" office:value-type="float" office:value="388" calcext:value-type="float">
            <text:p>388,00</text:p>
          </table:table-cell>
          <table:table-cell table:style-name="ce42" office:value-type="float" office:value="233.8" calcext:value-type="float">
            <text:p>233,80</text:p>
          </table:table-cell>
          <table:table-cell table:number-columns-repeated="1013"/>
        </table:table-row>
        <table:table-row table:style-name="ro2">
          <table:table-cell table:style-name="ce10" office:value-type="float" office:value="1750" calcext:value-type="float">
            <text:p>1750,00</text:p>
          </table:table-cell>
          <table:table-cell table:style-name="ce10" office:value-type="float" office:value="65.5116" calcext:value-type="float">
            <text:p>65,51</text:p>
          </table:table-cell>
          <table:table-cell table:style-name="ce26" office:value-type="float" office:value="1.5" calcext:value-type="float">
            <text:p>1,50</text:p>
          </table:table-cell>
          <table:table-cell table:style-name="ce32" office:value-type="float" office:value="4.625" calcext:value-type="float">
            <text:p>4,63</text:p>
          </table:table-cell>
          <table:table-cell table:style-name="ce42" office:value-type="float" office:value="6.375" calcext:value-type="float">
            <text:p>6,38</text:p>
          </table:table-cell>
          <table:table-cell table:style-name="ce26" office:value-type="float" office:value="691" calcext:value-type="float">
            <text:p>691,00</text:p>
          </table:table-cell>
          <table:table-cell table:style-name="ce32" office:value-type="float" office:value="899" calcext:value-type="float">
            <text:p>899,00</text:p>
          </table:table-cell>
          <table:table-cell table:style-name="ce42" office:value-type="float" office:value="467.5" calcext:value-type="float">
            <text:p>467,50</text:p>
          </table:table-cell>
          <table:table-cell table:style-name="ce56" office:value-type="float" office:value="705" calcext:value-type="float">
            <text:p>705,00</text:p>
          </table:table-cell>
          <table:table-cell table:style-name="ce32" office:value-type="float" office:value="905" calcext:value-type="float">
            <text:p>905,00</text:p>
          </table:table-cell>
          <table:table-cell table:style-name="ce42" office:value-type="float" office:value="241.4" calcext:value-type="float">
            <text:p>241,40</text:p>
          </table:table-cell>
          <table:table-cell table:number-columns-repeated="1013"/>
        </table:table-row>
        <table:table-row table:style-name="ro2">
          <table:table-cell table:style-name="ce10" office:value-type="float" office:value="2000" calcext:value-type="float">
            <text:p>2000,00</text:p>
          </table:table-cell>
          <table:table-cell table:style-name="ce10" office:value-type="float" office:value="37.3952" calcext:value-type="float">
            <text:p>37,40</text:p>
          </table:table-cell>
          <table:table-cell table:style-name="ce27" office:value-type="float" office:value="2.25" calcext:value-type="float">
            <text:p>2,25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46.125" calcext:value-type="float">
            <text:p>46,13</text:p>
          </table:table-cell>
          <table:table-cell table:style-name="ce26" office:value-type="float" office:value="1334" calcext:value-type="float">
            <text:p>1334,00</text:p>
          </table:table-cell>
          <table:table-cell table:style-name="ce32" office:value-type="float" office:value="1779" calcext:value-type="float">
            <text:p>1779,00</text:p>
          </table:table-cell>
          <table:table-cell table:style-name="ce42" office:value-type="float" office:value="197.3" calcext:value-type="float">
            <text:p>197,30</text:p>
          </table:table-cell>
          <table:table-cell table:style-name="ce56" office:value-type="float" office:value="1283" calcext:value-type="float">
            <text:p>1283,00</text:p>
          </table:table-cell>
          <table:table-cell table:style-name="ce32" office:value-type="float" office:value="1785" calcext:value-type="float">
            <text:p>1785,00</text:p>
          </table:table-cell>
          <table:table-cell table:style-name="ce42" office:value-type="float" office:value="99.7" calcext:value-type="float">
            <text:p>99,70</text:p>
          </table:table-cell>
          <table:table-cell table:number-columns-repeated="1013"/>
        </table:table-row>
        <table:table-row table:style-name="ro2">
          <table:table-cell table:style-name="ce10" office:value-type="float" office:value="2250" calcext:value-type="float">
            <text:p>2250,00</text:p>
          </table:table-cell>
          <table:table-cell table:style-name="ce10" office:value-type="float" office:value="39.4908" calcext:value-type="float">
            <text:p>39,49</text:p>
          </table:table-cell>
          <table:table-cell table:style-name="ce26" office:value-type="float" office:value="1.57143" calcext:value-type="float">
            <text:p>1,57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123.286" calcext:value-type="float">
            <text:p>123,29</text:p>
          </table:table-cell>
          <table:table-cell table:style-name="ce26" office:value-type="float" office:value="1755" calcext:value-type="float">
            <text:p>1755,00</text:p>
          </table:table-cell>
          <table:table-cell table:style-name="ce32" office:value-type="float" office:value="1612" calcext:value-type="float">
            <text:p>1612,00</text:p>
          </table:table-cell>
          <table:table-cell table:style-name="ce42" office:value-type="float" office:value="214.3" calcext:value-type="float">
            <text:p>214,30</text:p>
          </table:table-cell>
          <table:table-cell table:style-name="ce56" office:value-type="float" office:value="1886" calcext:value-type="float">
            <text:p>1886,00</text:p>
          </table:table-cell>
          <table:table-cell table:style-name="ce32" office:value-type="float" office:value="1668" calcext:value-type="float">
            <text:p>1668,00</text:p>
          </table:table-cell>
          <table:table-cell table:style-name="ce42" office:value-type="float" office:value="108.3" calcext:value-type="float">
            <text:p>108,30</text:p>
          </table:table-cell>
          <table:table-cell table:number-columns-repeated="1013"/>
        </table:table-row>
        <table:table-row table:style-name="ro2">
          <table:table-cell table:style-name="ce10" office:value-type="float" office:value="2500" calcext:value-type="float">
            <text:p>2500,00</text:p>
          </table:table-cell>
          <table:table-cell table:style-name="ce10" office:value-type="float" office:value="42.0254" calcext:value-type="float">
            <text:p>42,03</text:p>
          </table:table-cell>
          <table:table-cell table:style-name="ce26" office:value-type="float" office:value="3.5" calcext:value-type="float">
            <text:p>3,50</text:p>
          </table:table-cell>
          <table:table-cell table:style-name="ce32" office:value-type="float" office:value="4.66667" calcext:value-type="float">
            <text:p>4,67</text:p>
          </table:table-cell>
          <table:table-cell table:style-name="ce42" office:value-type="float" office:value="170.167" calcext:value-type="float">
            <text:p>170,17</text:p>
          </table:table-cell>
          <table:table-cell table:style-name="ce26" office:value-type="float" office:value="2137" calcext:value-type="float">
            <text:p>2137,00</text:p>
          </table:table-cell>
          <table:table-cell table:style-name="ce32" office:value-type="float" office:value="1690" calcext:value-type="float">
            <text:p>1690,00</text:p>
          </table:table-cell>
          <table:table-cell table:style-name="ce42" office:value-type="float" office:value="217.2" calcext:value-type="float">
            <text:p>217,20</text:p>
          </table:table-cell>
          <table:table-cell table:style-name="ce56" office:value-type="float" office:value="2146" calcext:value-type="float">
            <text:p>2146,00</text:p>
          </table:table-cell>
          <table:table-cell table:style-name="ce32" office:value-type="float" office:value="1727" calcext:value-type="float">
            <text:p>1727,00</text:p>
          </table:table-cell>
          <table:table-cell table:style-name="ce42" office:value-type="float" office:value="109.6" calcext:value-type="float">
            <text:p>109,60</text:p>
          </table:table-cell>
          <table:table-cell table:number-columns-repeated="1013"/>
        </table:table-row>
        <table:table-row table:style-name="ro2">
          <table:table-cell table:style-name="ce10" office:value-type="float" office:value="2750" calcext:value-type="float">
            <text:p>2750,00</text:p>
          </table:table-cell>
          <table:table-cell table:style-name="ce10" office:value-type="float" office:value="36.3167" calcext:value-type="float">
            <text:p>36,32</text:p>
          </table:table-cell>
          <table:table-cell table:style-name="ce26" office:value-type="float" office:value="2.71429" calcext:value-type="float">
            <text:p>2,71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126.143" calcext:value-type="float">
            <text:p>126,14</text:p>
          </table:table-cell>
          <table:table-cell table:style-name="ce26" office:value-type="float" office:value="2568" calcext:value-type="float">
            <text:p>2568,00</text:p>
          </table:table-cell>
          <table:table-cell table:style-name="ce32" office:value-type="float" office:value="1927" calcext:value-type="float">
            <text:p>1927,00</text:p>
          </table:table-cell>
          <table:table-cell table:style-name="ce42" office:value-type="float" office:value="241.3" calcext:value-type="float">
            <text:p>241,30</text:p>
          </table:table-cell>
          <table:table-cell table:style-name="ce56" office:value-type="float" office:value="2508" calcext:value-type="float">
            <text:p>2508,00</text:p>
          </table:table-cell>
          <table:table-cell table:style-name="ce32" office:value-type="float" office:value="1921" calcext:value-type="float">
            <text:p>1921,00</text:p>
          </table:table-cell>
          <table:table-cell table:style-name="ce42" office:value-type="float" office:value="121.8" calcext:value-type="float">
            <text:p>121,80</text:p>
          </table:table-cell>
          <table:table-cell table:number-columns-repeated="1013"/>
        </table:table-row>
        <table:table-row table:style-name="ro2">
          <table:table-cell table:style-name="ce10" office:value-type="float" office:value="3000" calcext:value-type="float">
            <text:p>3000,00</text:p>
          </table:table-cell>
          <table:table-cell table:style-name="ce10" office:value-type="float" office:value="49.8326" calcext:value-type="float">
            <text:p>49,83</text:p>
          </table:table-cell>
          <table:table-cell table:style-name="ce26" office:value-type="float" office:value="3" calcext:value-type="float">
            <text:p>3,00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194" calcext:value-type="float">
            <text:p>194,00</text:p>
          </table:table-cell>
          <table:table-cell table:style-name="ce26" office:value-type="float" office:value="2681" calcext:value-type="float">
            <text:p>2681,00</text:p>
          </table:table-cell>
          <table:table-cell table:style-name="ce32" office:value-type="float" office:value="1568" calcext:value-type="float">
            <text:p>1568,00</text:p>
          </table:table-cell>
          <table:table-cell table:style-name="ce42" office:value-type="float" office:value="265" calcext:value-type="float">
            <text:p>265,00</text:p>
          </table:table-cell>
          <table:table-cell table:style-name="ce56" office:value-type="float" office:value="2568" calcext:value-type="float">
            <text:p>2568,00</text:p>
          </table:table-cell>
          <table:table-cell table:style-name="ce32" office:value-type="float" office:value="1536" calcext:value-type="float">
            <text:p>1536,00</text:p>
          </table:table-cell>
          <table:table-cell table:style-name="ce42" office:value-type="float" office:value="133.8" calcext:value-type="float">
            <text:p>133,80</text:p>
          </table:table-cell>
          <table:table-cell table:number-columns-repeated="1013"/>
        </table:table-row>
        <table:table-row table:style-name="ro2">
          <table:table-cell table:style-name="ce11" office:value-type="float" office:value="3250" calcext:value-type="float">
            <text:p>3250,00</text:p>
          </table:table-cell>
          <table:table-cell table:style-name="ce11" office:value-type="float" office:value="44.5326" calcext:value-type="float">
            <text:p>44,53</text:p>
          </table:table-cell>
          <table:table-cell table:style-name="ce28" office:value-type="float" office:value="3" calcext:value-type="float">
            <text:p>3,00</text:p>
          </table:table-cell>
          <table:table-cell table:style-name="ce33" office:value-type="float" office:value="5" calcext:value-type="float">
            <text:p>5,00</text:p>
          </table:table-cell>
          <table:table-cell table:style-name="ce43" office:value-type="float" office:value="199.5" calcext:value-type="float">
            <text:p>199,50</text:p>
          </table:table-cell>
          <table:table-cell table:style-name="ce28" office:value-type="float" office:value="3108" calcext:value-type="float">
            <text:p>3108,00</text:p>
          </table:table-cell>
          <table:table-cell table:style-name="ce33" office:value-type="float" office:value="1222" calcext:value-type="float">
            <text:p>1222,00</text:p>
          </table:table-cell>
          <table:table-cell table:style-name="ce43" office:value-type="float" office:value="290" calcext:value-type="float">
            <text:p>290,00</text:p>
          </table:table-cell>
          <table:table-cell table:style-name="ce57" office:value-type="float" office:value="2979" calcext:value-type="float">
            <text:p>2979,00</text:p>
          </table:table-cell>
          <table:table-cell table:style-name="ce33" office:value-type="float" office:value="1227" calcext:value-type="float">
            <text:p>1227,00</text:p>
          </table:table-cell>
          <table:table-cell table:style-name="ce43" office:value-type="float" office:value="146.5" calcext:value-type="float">
            <text:p>146,50</text:p>
          </table:table-cell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style-name="ce68" table:number-columns-spanned="16" table:number-rows-spanned="38"/>
          <table:covered-table-cell table:number-columns-repeated="15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5"/>
          <table:covered-table-cell table:number-columns-repeated="2" table:style-name="ce18"/>
          <table:covered-table-cell table:number-columns-repeated="9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5"/>
          <table:covered-table-cell table:number-columns-repeated="2" table:style-name="ce76"/>
          <table:covered-table-cell table:number-columns-repeated="9"/>
          <table:table-cell table:number-columns-repeated="1008"/>
        </table:table-row>
        <table:table-row table:style-name="ro2">
          <table:covered-table-cell/>
          <table:covered-table-cell table:style-name="ce76"/>
          <table:covered-table-cell table:number-columns-repeated="14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/>
          <table:covered-table-cell table:style-name="ce76"/>
          <table:covered-table-cell table:number-columns-repeated="3"/>
          <table:covered-table-cell table:number-columns-repeated="2" table:style-name="ce18"/>
          <table:covered-table-cell table:number-columns-repeated="9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style-name="ce12"/>
          <table:covered-table-cell table:number-columns-repeated="15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>
          <table:covered-table-cell table:number-columns-repeated="16"/>
          <table:table-cell table:number-columns-repeated="1008"/>
        </table:table-row>
        <table:table-row table:style-name="ro2" table:number-rows-repeated="39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21:09:34.178325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2-27T12:23:24</meta:creation-date>
    <meta:editing-duration>PT1H19M5S</meta:editing-duration>
    <meta:editing-cycles>13</meta:editing-cycles>
    <meta:generator>LibreOffice/6.4.6.2$Linux_X86_64 LibreOffice_project/40$Build-2</meta:generator>
    <dc:date>2021-04-22T21:14:53.560699270</dc:date>
    <meta:document-statistic meta:table-count="1" meta:cell-count="183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7.112cm" svg:height="7.97cm" xlink:href=".." xlink:type="simple" chart:class="chart:scatter" chart:style-name="ch1">
        <chart:title svg:x="2.951cm" svg:y="0.207cm" chart:style-name="ch2">
          <text:p>Throughput vs usuarios - Total</text:p>
        </chart:title>
        <chart:legend chart:legend-position="end" svg:x="2.084cm" svg:y="7.142cm" style:legend-expansion="high" chart:style-name="ch3"/>
        <chart:plot-area chart:style-name="ch4" table:cell-range-address="Hoja1.A15:Hoja1.A27 Hoja1.H14:Hoja1.H27" chart:data-source-has-labels="row" svg:x="-0.283cm" svg:y="0.934cm" svg:width="17.517cm" svg:height="6.308cm">
          <chartooo:coordinate-region svg:x="0.982cm" svg:y="1.133cm" svg:width="15.562cm" svg:height="5.6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82.6">
                <text:p>82.6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66.6">
                <text:p>166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247.2">
                <text:p>24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402.8">
                <text:p>40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452.5">
                <text:p>45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467.5">
                <text:p>46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97.3">
                <text:p>197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214.3">
                <text:p>214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217.2">
                <text:p>21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241.3">
                <text:p>24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290">
                <text:p>2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11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482cm" svg:y="1.551cm" svg:width="15.108cm" svg:height="5.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50">
                <text:p>50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1227">
                <text:p>1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953cm" svg:y="1.58cm" svg:width="15.668cm" svg:height="5.60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48">
                <text:p>48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1222">
                <text:p>12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9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742cm" svg:y="0.676cm" svg:width="17.985cm" svg:height="6.70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42.9">
                <text:p>42.9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11.4">
                <text:p>11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208.7">
                <text:p>208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33.8">
                <text:p>233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241.4">
                <text:p>2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108.3">
                <text:p>10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09.6">
                <text:p>10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33.8">
                <text:p>133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146.5">
                <text:p>146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